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center"/>
    </style:style>
  </office:automatic-styles>
  <office:body>
    <office:text>
      <text:p text:style-name="P1">...</text:p>
      <text:p text:style-name="Normal">*RIIIIIIIING RIIIIIIIING RIIIIIIIING* went the alarm.</text:p>
      <text:p text:style-name="Normal">“...” said she, looking at it.</text:p>
      <text:p text:style-name="Normal">*RIIIIIIIING RIIIIIIIING RIIIIIIIING* it continued.</text:p>
      <text:p text:style-name="Normal"><text:span text:style-name="T1">「...You're always so loud...」 </text:span>she thought,</text:p>
      <text:p text:style-name="Normal">*RIIIIIIIING RIIIIIIIING RIIIIIIIING* it insisted,</text:p>
      <text:p text:style-name="Normal"><text:span text:style-name="T1">「...Always so annoying.」 </text:span>but the alarm clock didn't care, it only knew to ring:</text:p>
      <text:p text:style-name="Normal">*RIIIIIIIING RIIIIII-* until she shut it up. Then, until tomorrow morning, it only knew silen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